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e99b" officeooo:paragraph-rsid="0004e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ame-icons.net/" text:style-name="Internet_20_link" text:visited-style-name="Visited_20_Internet_20_Link">https://game-icons.net/</text:a></text:p>
      <text:p text:style-name="Standard"/>
      <text:p text:style-name="P1">Iniciar el juego cargando un cartucho de snes.</text:p>
      <text:p text:style-name="P1"/>
      <text:p text:style-name="P1">La tv amplia la imagen hasta que ocupa el 100% de la pantalla</text:p>
      <text:p text:style-name="P1"/>
      <text:p text:style-name="P1">El menú de inicio</text:p>
      <text:p text:style-name="P1"><text:tab/>Press start.</text:p>
      <text:p text:style-name="P1"><text:tab/><text:tab/>Seleccionar guerrero.</text:p>
      <text:p text:style-name="P1"><text:tab/><text:tab/><text:tab/>Nombre.</text:p>
      <text:p text:style-name="P1"><text:tab/><text:tab/><text:tab/><text:tab/>¿armas?</text:p>
      <text:p text:style-name="P1"><text:tab/><text:tab/><text:tab/><text:tab/><text:tab/></text:p>
      <text:p text:style-name="P1"><text:tab/><text:tab/><text:tab/>Inicio del juego. ---→</text:p>
      <text:p text:style-name="P1"/>
      <text:p text:style-name="P1"/>
      <text:p text:style-name="P1"><text:tab/>Exit.</text:p>
      <text:p text:style-name="P1"><text:tab/><text:tab/>Salida a la página de la videoconsola.</text:p>
      <text:p text:style-name="P1"/>
      <text:p text:style-name="P1"><text:tab/>Credits</text:p>
      <text:p text:style-name="P1"><text:tab/><text:tab/>Creditos y atribuciones.</text:p>
      <text:p text:style-name="P1"/>
      <text:p text:style-name="P1"><text:tab/>instructions</text:p>
      <text:p text:style-name="P1"><text:tab/><text:tab/>Intsrucciones de funcionamiento.</text:p>
      <text:p text:style-name="P1"/>
      <text:p text:style-name="P1"/>
      <text:p text:style-name="P1"/>
      <text:p text:style-name="P1">Inicio del juego. ---→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2T17:24:46.401000000</dc:date>
    <meta:editing-duration>PT8M15S</meta:editing-duration>
    <meta:editing-cycles>1</meta:editing-cycles>
    <meta:document-statistic meta:table-count="0" meta:image-count="0" meta:object-count="0" meta:page-count="1" meta:paragraph-count="17" meta:word-count="58" meta:character-count="383" meta:non-whitespace-character-count="316"/>
    <meta:generator>LibreOffice/7.3.2.2$Windows_X86_64 LibreOffice_project/49f2b1bff42cfccbd8f788c8dc32c1c309559be0</meta:generator>
  </office:meta>
</office:document-meta>
</file>